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5a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F. Edward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29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Atlantic City</text:p>
      <text:p text:style-name="P2">State<text:tab/><text:tab/><text:tab/><text:tab/><text:tab/><text:tab/>NJ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HE ANNALS OF HYGIENE./</text:p>
      <text:p text:style-name="P6">UNIVERSITY OF PENNSYLVANIA PRESS,/</text:p>
      <text:p text:style-name="P6">716 FILBERT ST., PHILADELPHIA,/</text:p>
      <text:p text:style-name="P6">PUBLISHERS./</text:p>
      <text:p text:style-name="P5"><text:tab/><text:tab/>JOSEPH F. EDWARDS, A.M., M.D.,<text:tab/><text:tab/>OFFICE OF THE EDITOR./</text:p>
      <text:p text:style-name="P5"><text:tab/><text:tab/><text:tab/>Editor.<text:tab/><text:tab/><text:tab/><text:tab/><text:tab/><text:tab/><text:span text:style-name="T2">1625 Pacific Avenue.</text:span><text:span text:style-name="T3">/</text:span></text:p>
      <text:p text:style-name="P7"><text:span text:style-name="T3">Atlantic City, N. J., June 29" 1897./</text:span></text:p>
      <text:p text:style-name="P5"><text:span text:style-name="T3">Rev: S. Morais/</text:span></text:p>
      <text:p text:style-name="P5"><text:span text:style-name="T3"><text:tab/>My Dear Sir/</text:span></text:p>
      <text:p text:style-name="P5"><text:span text:style-name="T3"><text:tab/><text:tab/>Acting upon your/ suggestion in reference to the desired/ article upon "Jewish Hygiene," I wrote to/ Dr: S. S. Cohen and have his reply/ that his address has not been put/ into manuscript. <text:s/>I would much/ prefer to have this article from you,/ as I desire it to come from the very/ highest authority and such I/ understand you to be. <text:s/>Will you not/ kindly undertake to prepare it?/ <text:s/>Very Truly Yours/ Joseph. F. Edward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1:29:44.86</meta:creation-date>
    <meta:document-statistic meta:table-count="0" meta:image-count="0" meta:object-count="0" meta:page-count="2" meta:paragraph-count="70" meta:word-count="280" meta:character-count="1946"/>
    <dc:date>2012-01-11T11:34:15.71</dc:date>
    <dc:creator>Penn Libraries</dc:creator>
    <meta:editing-duration>PT00H04M30S</meta:editing-duration>
    <meta:editing-cycles>1</meta:editing-cycles>
    <meta:generator>OpenOffice.org/3.2$Win32 OpenOffice.org_project/320m12$Build-9483</meta:generator>
  </office:meta>
</office:document-meta>
</file>